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057cm"/>
    </style:style>
    <style:style style:name="gr4" style:family="graphic" style:parent-style-name="standard">
      <style:graphic-properties draw:stroke="none" draw:fill="none" fo:min-height="9.019cm"/>
    </style:style>
    <style:style style:name="gr5" style:family="graphic" style:parent-style-name="standard">
      <style:graphic-properties draw:stroke="none" draw:fill="none" fo:min-height="6.608cm"/>
    </style:style>
    <style:style style:name="gr6" style:family="graphic" style:parent-style-name="standard">
      <style:graphic-properties draw:stroke="none" draw:fill="none" fo:min-height="7.516cm"/>
    </style:style>
    <style:style style:name="gr7" style:family="graphic" style:parent-style-name="standard">
      <style:graphic-properties draw:stroke="none" draw:fill="none" fo:min-height="6.479cm"/>
    </style:style>
    <style:style style:name="gr8" style:family="graphic" style:parent-style-name="standard">
      <style:graphic-properties draw:stroke="none" draw:fill="none" fo:min-height="3.43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5" style:family="paragraph">
      <loext:graphic-properties draw:fill="none"/>
      <style:text-properties style:use-window-font-color="true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style:use-window-font-color="true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style:use-window-font-color="true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747cm">
          <draw:text-box>
            <text:p text:style-name="P1"><text:span text:style-name="T1">HOLY GOSPEL</text:span></text:p>
            <text:p text:style-name="P1"><text:span text:style-name="T2">Mark 10:17–2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532cm" svg:height="6.307cm" svg:x="1.884cm" svg:y="0.805cm">
          <draw:text-box>
            <text:p><text:span text:style-name="T3">17</text:span><text:span text:style-name="T4">As [Jesus] was setting out on his journey, a man ran up and knelt before him and asked him, “Good Teacher, what must I do to inherit eternal life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4" draw:layer="layout" svg:width="25.146cm" svg:height="9.269cm" svg:x="1.45cm" svg:y="0.805cm">
          <draw:text-box>
            <text:p><text:span text:style-name="T3">18</text:span><text:span text:style-name="T4">And Jesus said to him, “Why do you call me good? No one is good except God al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0">
        <draw:frame draw:style-name="gr5" draw:text-style-name="P5" draw:layer="layout" svg:width="24.892cm" svg:height="6.858cm" svg:x="1.524cm" svg:y="0.762cm">
          <draw:text-box>
            <text:p><text:span text:style-name="T5">19</text:span><text:span text:style-name="T6">You know the commandments: ‘Do not murder, Do not commit adultery, Do not steal, Do not bear false witness, Do not defraud, Honor your father and mother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0">
        <draw:frame draw:style-name="gr6" draw:text-style-name="P5" draw:layer="layout" svg:width="24.638cm" svg:height="7.766cm" svg:x="1.524cm" svg:y="0.762cm">
          <draw:text-box>
            <text:p><text:span text:style-name="T5"><text:s/></text:span><text:span text:style-name="T5">20</text:span><text:span text:style-name="T6">And he said to him, “Teacher, all these I have kept from my yout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0">
        <draw:frame draw:style-name="gr7" draw:text-style-name="P5" draw:layer="layout" svg:width="24.638cm" svg:height="6.729cm" svg:x="1.778cm" svg:y="0.891cm">
          <draw:text-box>
            <text:p><text:span text:style-name="T5">21</text:span><text:span text:style-name="T6">And Jesus, looking at him, loved him, and said to him, “You lack one thing: go, sell all that you have and give to the poor, and you will have treasure in heaven; and come, follow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1T0">
        <draw:frame draw:style-name="gr8" draw:text-style-name="P5" draw:layer="layout" svg:width="24.638cm" svg:height="3.681cm" svg:x="1.778cm" svg:y="0.891cm">
          <draw:text-box>
            <text:p><text:span text:style-name="T5">22</text:span><text:span text:style-name="T6">Disheartened by the saying, he went away sorrowful, for he had great possess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55:53.063000000</meta:creation-date>
    <dc:title>Hymn template</dc:title>
    <meta:editing-duration>PT19M26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12T11:22:16.258000000</dc:date>
    <meta:document-statistic meta:object-count="53"/>
    <meta:template xlink:type="simple" xlink:actuate="onRequest" xlink:title="Hymn template" xlink:href="../../AppData/Roaming/LibreOffice/4/user/template/Worship%20Templsates/Hymn%20template.otp" meta:date="2015-10-10T10:55:52.954000000"/>
  </office:meta>
</office:document-meta>
</file>